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90ac6" officeooo:paragraph-rsid="00190ac6"/>
    </style:style>
    <style:style style:name="P2" style:family="paragraph" style:parent-style-name="Header">
      <style:text-properties fo:font-style="italic" officeooo:rsid="000e1876" officeooo:paragraph-rsid="000e1876" style:font-style-asian="italic" style:font-style-complex="italic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00256"/>
    </style:style>
    <style:style style:name="P5" style:family="paragraph" style:parent-style-name="Standard" style:list-style-name="L1">
      <style:text-properties officeooo:paragraph-rsid="00146c8e"/>
    </style:style>
    <style:style style:name="P6" style:family="paragraph" style:parent-style-name="Standard" style:list-style-name="L1">
      <style:text-properties officeooo:paragraph-rsid="001576cd"/>
    </style:style>
    <style:style style:name="P7" style:family="paragraph" style:parent-style-name="Standard" style:list-style-name="L1">
      <style:text-properties officeooo:paragraph-rsid="001629a9"/>
    </style:style>
    <style:style style:name="P8" style:family="paragraph" style:parent-style-name="Standard" style:list-style-name="L1">
      <style:text-properties officeooo:paragraph-rsid="0016afc6"/>
    </style:style>
    <style:style style:name="P9" style:family="paragraph" style:parent-style-name="Standard">
      <style:text-properties officeooo:rsid="000e1876" officeooo:paragraph-rsid="000e1876"/>
    </style:style>
    <style:style style:name="P10" style:family="paragraph" style:parent-style-name="Standard" style:list-style-name="L1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01ae6e7" officeooo:paragraph-rsid="001ae6e7" style:font-weight-asian="bold" style:font-weight-complex="bold"/>
    </style:style>
    <style:style style:name="P12" style:family="paragraph" style:parent-style-name="Standard" style:list-style-name="L1">
      <style:text-properties fo:font-weight="normal" style:font-weight-asian="normal" style:font-weight-complex="normal"/>
    </style:style>
    <style:style style:name="P13" style:family="paragraph" style:parent-style-name="Standard">
      <style:text-properties officeooo:rsid="001ae6e7" officeooo:paragraph-rsid="001ae6e7"/>
    </style:style>
    <style:style style:name="T1" style:family="text">
      <style:text-properties officeooo:rsid="000e1876"/>
    </style:style>
    <style:style style:name="T2" style:family="text">
      <style:text-properties officeooo:rsid="001002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c56" style:font-weight-asian="bold" style:font-weight-complex="bold"/>
    </style:style>
    <style:style style:name="T5" style:family="text">
      <style:text-properties officeooo:rsid="00119866"/>
    </style:style>
    <style:style style:name="T6" style:family="text">
      <style:text-properties officeooo:rsid="00133b01"/>
    </style:style>
    <style:style style:name="T7" style:family="text">
      <style:text-properties officeooo:rsid="00140337"/>
    </style:style>
    <style:style style:name="T8" style:family="text">
      <style:text-properties officeooo:rsid="00146c8e"/>
    </style:style>
    <style:style style:name="T9" style:family="text">
      <style:text-properties officeooo:rsid="00151017"/>
    </style:style>
    <style:style style:name="T10" style:family="text">
      <style:text-properties officeooo:rsid="001576cd"/>
    </style:style>
    <style:style style:name="T11" style:family="text">
      <style:text-properties officeooo:rsid="001629a9"/>
    </style:style>
    <style:style style:name="T12" style:family="text">
      <style:text-properties officeooo:rsid="0016afc6"/>
    </style:style>
    <style:style style:name="T13" style:family="text">
      <style:text-properties officeooo:rsid="00181c5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81c56" style:font-weight-asian="normal" style:font-weight-complex="normal"/>
    </style:style>
    <style:style style:name="T16" style:family="text">
      <style:text-properties fo:font-weight="normal" officeooo:rsid="00190ac6" style:font-weight-asian="normal" style:font-weight-complex="normal"/>
    </style:style>
    <style:style style:name="T17" style:family="text">
      <style:text-properties officeooo:rsid="00190ac6"/>
    </style:style>
    <style:style style:name="T18" style:family="text">
      <style:text-properties officeooo:rsid="00197740"/>
    </style:style>
    <style:style style:name="T19" style:family="text">
      <style:text-properties officeooo:rsid="001ae6e7"/>
    </style:style>
    <style:style style:name="T20" style:family="text">
      <style:text-properties officeooo:rsid="001c2493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his file (readme.pdf) lists contents of GitHub folder</text:p>
      <text:p text:style-name="P9"><text:s/>https://github.com/ltrr-arizona-edu/TRISH-R/releases</text:p>
      <text:p text:style-name="P9"/>
      <text:p text:style-name="P9"><text:span text:style-name="T17">The list include main R-script</text:span><text:span text:style-name="T18"> (</text:span><text:span text:style-name="T17">ReconAnalog</text:span><text:span text:style-name="T18">)</text:span><text:span text:style-name="T17"> and all user-written </text:span><text:s/>R <text:span text:style-name="T17">functions used by web-based tool </text:span><text:s/>TRISH (Prusevich et al., submitted) to generate reconstruction of a hydrologic time series (predictand) from a network of tree-ring chronologies<text:span text:style-name="T12">. </text:span><text:span text:style-name="T18">Files of s</text:span><text:span text:style-name="T17">ample data </text:span><text:span text:style-name="T18">included enable </text:span><text:span text:style-name="T17">you</text:span><text:span text:style-name="T18"> to</text:span><text:span text:style-name="T17"> duplicate the illustration (Katun River runoff reconstruction) in section 4 of that paper outside of TRISH on your own laptop using R and RStudio</text:span><text:span text:style-name="T19">, as has been done elsewhere for the Truckee River Basin (Meko et al., 2024)</text:span><text:span text:style-name="T17">. The GitHub folder also includes "odt"</text:span><text:span text:style-name="T20"> or "docx"</text:span><text:span text:style-name="T17"> versions of the "pdf" files. These "odt" files can be ignored. They</text:span><text:span text:style-name="T20"> are there just to help Meko in</text:span><text:span text:style-name="T17"> updating </text:span><text:span text:style-name="T20">files</text:span><text:span text:style-name="T17">.</text:span></text:p>
      <text:list xml:id="list3272030086" text:style-name="L1">
        <text:list-header>
          <text:p text:style-name="P3"/>
        </text:list-header>
        <text:list-item>
          <text:p text:style-name="P3"><text:span text:style-name="T3">ReconAnalog.R</text:span><text:span text:style-name="T1"> -- Main recoconstruction script, which calls many of the functions listed below as items 2-</text:span><text:span text:style-name="T9">45</text:span><text:span text:style-name="T12"> below</text:span><text:span text:style-name="T9">.</text:span></text:p>
        </text:list-item>
        <text:list-item>
          <text:p text:style-name="P3"><text:span text:style-name="T3">c13toc3.R</text:span><text:span text:style-name="T1"> -- ut</text:span><text:span text:style-name="T2">ility function for conversion of 13-column climate data to 3-column (year-month-value)</text:span></text:p>
        </text:list-item>
        <text:list-item>
          <text:p text:style-name="P3"><text:span text:style-name="T3">CrossValid1.R</text:span><text:span text:style-name="T2"> -- <text:s/>Leave-m-out cross-validation of a previously estimated stepwise regression model </text:span></text:p>
        </text:list-item>
        <text:list-item>
          <text:p text:style-name="P4"><text:span text:style-name="T3">CrossValid2.R</text:span><text:span text:style-name="T2"> -- <text:s/>Leave-m-out cross-validation of a regression model</text:span></text:p>
        </text:list-item>
        <text:list-item>
          <text:p text:style-name="P3"><text:span text:style-name="T3">EffectSS.R</text:span><text:span text:style-name="T2"> -- Effective sample size -- effective number of "independent" observations</text:span></text:p>
        </text:list-item>
        <text:list-item>
          <text:p text:style-name="P3"><text:span text:style-name="T3">emssgUNH.R</text:span><text:span text:style-name="T2"> -- Write an error message to a specified output directory</text:span></text:p>
        </text:list-item>
        <text:list-item>
          <text:p text:style-name="P3"><text:span text:style-name="T3">ForwStep1.R</text:span><text:span text:style-name="T2"> -- Forward stepwise regression. entry is done until all variables are in. The final model </text:span>is selected optionally as the model for step at which adjusted R-square is maximum<text:span text:style-name="T2"> </text:span>or the cross-validation RE is a maximum</text:p>
        </text:list-item>
        <text:list-item>
          <text:p text:style-name="P3"><text:span text:style-name="T3">ForwStep2.R</text:span><text:span text:style-name="T5"> -- The forward stepwise entry is done until all variables are in. The final model </text:span>is selected as the model for step at which adjusted R-square is maximum</text:p>
        </text:list-item>
        <text:list-item>
          <text:p text:style-name="P3"><text:span text:style-name="T3">ForwStep3.R</text:span><text:span text:style-name="T5"> -- Forward stepwise regression with validation/calibration stopping rules. Initial forward stepwise entry is done until all variables are in. The final model </text:span>is selected optionally as the model for step at which adjusted R-square is "approximately"<text:span text:style-name="T5"> </text:span>m<text:span text:style-name="T5">aximum</text:span>, or at a lower step at which cross-validation RE is maximum</text:p>
        </text:list-item>
        <text:list-item>
          <text:p text:style-name="P3"><text:span text:style-name="T3">ForwStep.R</text:span><text:span text:style-name="T5"> -- Forward stepwise regression for maximum-adjusted-Rsquared model. The forward stepwise entry is done until all variables are in. The final model </text:span>is selected as the model for step at which adjusted R-square is maximum<text:span text:style-name="T5"> (similar approach to ForwStep2).</text:span></text:p>
        </text:list-item>
        <text:list-item>
          <text:p text:style-name="P3"><text:span text:style-name="T3">Fpvalue.R</text:span><text:span text:style-name="T5"> -- p-value of overall-F of regression</text:span></text:p>
        </text:list-item>
        <text:list-item>
          <text:p text:style-name="P3"><text:span text:style-name="T3">KnnAnalog.R</text:span><text:span text:style-name="T5"> -- Analog reconstruction from Euclidean distance of PCs from key year</text:span></text:p>
        </text:list-item>
        <text:list-item>
          <text:p text:style-name="P3"><text:span text:style-name="T3">LagkAcc.R</text:span><text:span text:style-name="T5"> -- Lag-k autocorrelation coefficient(s) of a time series matrix or vector</text:span></text:p>
        </text:list-item>
        <text:list-item>
          <text:p text:style-name="P3"><text:span text:style-name="T3">LagModel2Char.R</text:span><text:span text:style-name="T6"> -- Utility to build string represntation of a lagged stepwise regression model</text:span></text:p>
        </text:list-item>
        <text:list-item>
          <text:p text:style-name="P3"><text:span text:style-name="T3">LagModel2Sign.R</text:span><text:span text:style-name="T6"> <text:s/>-- Build string representation of signs of regression coefficient in lagged stepwise regression model</text:span></text:p>
        </text:list-item>
        <text:list-item>
          <text:p text:style-name="P3"><text:span text:style-name="T3">LagReOrder.R</text:span><text:span text:style-name="T6"> -- Reorder columnms of lagged tree-ring index</text:span></text:p>
        </text:list-item>
        <text:list-item>
          <text:p text:style-name="P3"><text:span text:style-name="T3">LagYear.R</text:span><text:span text:style-name="T6"> -- Create a lagged verson of a time series matrix</text:span></text:p>
        </text:list-item>
        <text:list-item>
          <text:p text:style-name="P3"><text:span text:style-name="T3">LeaveOut.R</text:span><text:span text:style-name="T6"> -- Build pointer matrix for use in leave-m-out cross-validation</text:span></text:p>
        </text:list-item>
        <text:list-item>
          <text:p text:style-name="P3"><text:span text:style-name="T3">mannken1.R</text:span><text:span text:style-name="T6"> -- Mann-Kendall trend test for a time series</text:span></text:p>
        </text:list-item>
        <text:list-item>
          <text:p text:style-name="P3"><text:span text:style-name="T3">NashSutt.R</text:span><text:span text:style-name="T7"> -- Nash-Suttcliffe efficiency</text:span></text:p>
        </text:list-item>
        <text:list-item>
          <text:p text:style-name="P3"><text:span text:style-name="T3">PeriodCommon.R</text:span><text:span text:style-name="T7"> -- Common period of a time series with time series matrix</text:span></text:p>
        </text:list-item>
        <text:list-item>
          <text:p text:style-name="P3"><text:soft-page-break/><text:span text:style-name="T3">PrewhitenChrons.R</text:span><text:span text:style-name="T7"> -- Convert time series matrix of chronologies to prewhitened matrix using autoregressive model of order p</text:span></text:p>
        </text:list-item>
        <text:list-item>
          <text:p text:style-name="P3"><text:span text:style-name="T3">RecMLR1.R</text:span><text:span text:style-name="T7"> -- Multi-site reconstruction (MSR) by multiple linear regression on SSRs or their PCs</text:span></text:p>
        </text:list-item>
        <text:list-item>
          <text:p text:style-name="P3"><text:span text:style-name="T3">reconsw4.R</text:span><text:span text:style-name="T7"> <text:s/>-- single-site reconstruction (SSR) by stepwise forward distributed-lag regression</text:span></text:p>
        </text:list-item>
        <text:list-item>
          <text:p text:style-name="P3"><text:span text:style-name="T3">RecPCR1.R</text:span><text:span text:style-name="T7"> -- Multi-site reconstruction (MSR) by regression on PCs of single-site reconstructions (SSRs)</text:span></text:p>
        </text:list-item>
        <text:list-item>
          <text:p text:style-name="P3"><text:span text:style-name="T3">RecSLR1.R</text:span><text:span text:style-name="T7"> -- Multi-site reconstruction (MSR) by simple linear regression on mean of single-site reconstructions</text:span></text:p>
        </text:list-item>
        <text:list-item>
          <text:p text:style-name="P3"><text:span text:style-name="T3">SeasClim.R</text:span><text:span text:style-name="T7"> -- Seasonalize monthly climate data in a 3-column (year-month-value) input format</text:span></text:p>
        </text:list-item>
        <text:list-item>
          <text:p text:style-name="P3"><text:span text:style-name="T3">SignalDrop1.R</text:span><text:span text:style-name="T7"> -- Drop in <text:s/>maximum climate signal in recent years as chronologies drop out</text:span></text:p>
        </text:list-item>
        <text:list-item>
          <text:p text:style-name="P3"><text:span text:style-name="T3">ssValid.R</text:span><text:span text:style-name="T7"> -- Split-sample calibration-validation of regression model</text:span></text:p>
        </text:list-item>
        <text:list-item>
          <text:p text:style-name="P5"><text:span text:style-name="T3">stem1.R</text:span> <text:span text:style-name="T7">-- Stem plot for ACF, ala Matlab</text:span><text:span text:style-name="T8"> (obsolete)</text:span></text:p>
        </text:list-item>
        <text:list-item>
          <text:p text:style-name="P5"><text:span text:style-name="T3">stemACF.R</text:span><text:span text:style-name="T7"> -- Stem plot for ACF, ala Matlab</text:span></text:p>
        </text:list-item>
        <text:list-item>
          <text:p text:style-name="P3"><text:span text:style-name="T3">Table1Column.R</text:span><text:span text:style-name="T8"> -- Utility to write table with just 1 column of data after column of variable names</text:span></text:p>
        </text:list-item>
        <text:list-item>
          <text:p text:style-name="P3"><text:span text:style-name="T3">TablePCA1.R</text:span><text:span text:style-name="T8"> -- Utility to write PCA summary table, including list of loadings</text:span></text:p>
        </text:list-item>
        <text:list-item>
          <text:p text:style-name="P3"><text:span text:style-name="T3">TableWrite1.R</text:span> <text:span text:style-name="T8"><text:s/>-- Utility to write table with any number of columns and rows</text:span></text:p>
        </text:list-item>
        <text:list-item>
          <text:p text:style-name="P3"><text:span text:style-name="T3">TabSepTsm1.R</text:span><text:span text:style-name="T8"> -- Write tab-separated file of reconstruction with confidence interval, plus observed predictand</text:span></text:p>
        </text:list-item>
        <text:list-item>
          <text:p text:style-name="P3"><text:span text:style-name="T3">TabSepTsm2.R</text:span><text:span text:style-name="T8"> -- Utility to write tab-separated file of a time series matrix, with heading line</text:span></text:p>
        </text:list-item>
        <text:list-item>
          <text:p text:style-name="P3"><text:span text:style-name="T3">TabSepTsm3.R</text:span><text:span text:style-name="T8"> -- Write general tab-separated file of a time series matrix, with heading line</text:span></text:p>
        </text:list-item>
        <text:list-item>
          <text:p text:style-name="P3"><text:span text:style-name="T3">ties1.R</text:span><text:span text:style-name="T8"> -- Identify ties in a time series</text:span></text:p>
        </text:list-item>
        <text:list-item>
          <text:p text:style-name="P3"><text:span text:style-name="T3">TranFlow.R</text:span><text:span text:style-name="T8"> -- Transformation of flows or some other single time series</text:span></text:p>
        </text:list-item>
        <text:list-item>
          <text:p text:style-name="P3"><text:span text:style-name="T3">trimnan.R</text:span><text:span text:style-name="T8"> <text:s/>-- Untility to get row indices of 1-col matrix after trimming of leading and trailing NA</text:span></text:p>
        </text:list-item>
        <text:list-item>
          <text:p text:style-name="P3"><text:span text:style-name="T3">trimRowNA.R</text:span><text:span text:style-name="T8"> -- Utility to get row index for trimming trailing and leading all-NA rows from a matrix</text:span></text:p>
        </text:list-item>
        <text:list-item>
          <text:p text:style-name="P3"><text:span text:style-name="T3">TrimTsm1.R</text:span><text:span text:style-name="T8"> -- Trim a time series matrix with constraints for single-site reconstruction (SSR)</text:span></text:p>
        </text:list-item>
        <text:list-item>
          <text:p text:style-name="P3"><text:span text:style-name="T3">Tsm2Scores1.R</text:span><text:span text:style-name="T8"> -- Time series matrix to PC scores</text:span><text:tab/> <text:span text:style-name="T8"><text:s/></text:span><text:s text:c="6"/></text:p>
        </text:list-item>
        <text:list-item>
          <text:p text:style-name="P3"><text:span text:style-name="T3">tsmExtend.R</text:span><text:span text:style-name="T9"> -- Extend time series matrix on recent end by quantile method</text:span></text:p>
        </text:list-item>
        <text:list-item>
          <text:p text:style-name="P3"><text:span text:style-name="T3">xyCI.R</text:span><text:span text:style-name="T9"> -- Utility to convert upper and lower confidence interval into x,y for a confidence interval polygon</text:span></text:p>
        </text:list-item>
        <text:list-item>
          <text:p text:style-name="P3"><text:span text:style-name="T3">AbbreviationsTRISH.pdf</text:span><text:span text:style-name="T9"> -- List of abbreviations frequently used in TRISH</text:span><text:span text:style-name="T12"> and</text:span><text:span text:style-name="T9"> ReconAnalog</text:span></text:p>
        </text:list-item>
        <text:list-item>
          <text:p text:style-name="P3"><text:span text:style-name="T3">siteData_Katun.txt</text:span><text:span text:style-name="T9"> -- </text:span><text:span text:style-name="T10">Tab-separated t</text:span><text:span text:style-name="T9">ime series matrix of tree-ring chronologies</text:span><text:span text:style-name="T12"> needed by ReconAnalog to duplicate offline the TRISH </text:span><text:span text:style-name="T9">sample reconstruction in section 4 of Prusevich et al. (submitted)</text:span></text:p>
        </text:list-item>
        <text:list-item>
          <text:p text:style-name="P8"><text:span text:style-name="T3">siteMeta_Katun.txt</text:span><text:span text:style-name="T10"> -- Tab-separated metadata </text:span><text:span text:style-name="T9">tree-ring chronologies</text:span><text:span text:style-name="T12"> needed by ReconAnalog to duplicate offline the TRISH </text:span><text:span text:style-name="T9">sample reconstruction in section 4 of Prusevich et al. (submitted)</text:span></text:p>
        </text:list-item>
        <text:list-item>
          <text:p text:style-name="P8"><text:span text:style-name="T3">hydroData_Katun.txt</text:span><text:span text:style-name="T10"> -- Tab-separated t</text:span><text:span text:style-name="T9">ime series matrix </text:span><text:span text:style-name="T10">(2 column) of hydrologic predictand </text:span><text:span text:style-name="T12">needed by ReconAnalog to duplicate offline the TRISH </text:span><text:span text:style-name="T9">sample reconstruction in section 4 of Prusevich et al. (submitted)</text:span></text:p>
        </text:list-item>
        <text:list-item>
          <text:p text:style-name="P6"><text:soft-page-break/><text:span text:style-name="T3">Recon.init</text:span><text:span text:style-name="T10"> -- Java Script Object Notation (json) file of input specifications for running ReconAnalog </text:span><text:span text:style-name="T12">to duplicate offline the</text:span><text:span text:style-name="T10"> sample reconstruction in </text:span><text:span text:style-name="T12">section 4 of </text:span><text:span text:style-name="T9">Prusevich et al. (submitted)</text:span><text:span text:style-name="T10"> </text:span></text:p>
        </text:list-item>
        <text:list-item>
          <text:p text:style-name="P3"><text:span text:style-name="T3">Recon_Katun.init</text:span><text:span text:style-name="T10"> -- identical to Recon.init. This is the archived permanent storage version of Recon.init</text:span><text:span text:style-name="T12">. ReconAnalog specifically reads "Recon.init." You may have different dedicated json files for various analyses, such as Recon_Katun.init, Recon_Yenisei.init,.... Before running ReconAnalog for a different analysis copy the desired dedicated json file as Recon.init, writing over the existing Recon.init.</text:span><text:span text:style-name="T10"> </text:span></text:p>
        </text:list-item>
        <text:list-item>
          <text:p text:style-name="P3"><text:span text:style-name="T3">PackagesNeeded.txt</text:span><text:span text:style-name="T10"> -- List of R packages and versions that must be installed on user's laptop for ReconAnalog to work.</text:span></text:p>
        </text:list-item>
        <text:list-item>
          <text:p text:style-name="P3"><text:span text:style-name="T3">TrishOutputDescribeAnalog.pdf</text:span><text:span text:style-name="T10"> -- </text:span><text:span text:style-name="T11">Detailed description of simple analog method, one of the options for reconstruction in ReconAnalog</text:span></text:p>
        </text:list-item>
        <text:list-item>
          <text:p text:style-name="P7"><text:span text:style-name="T3">TrishOutputDescribeMLR1-noPCA.pdf</text:span><text:span text:style-name="T11"> -- Detailed description of reconstruction by multiple linear regression of predictand on the time series of screen single-site reconstructions (SSRs), one of the options for reconstruction in ReconAnalog. The "noPCA" indicates that that this method does not involve principal component analysis (PCA)</text:span></text:p>
        </text:list-item>
        <text:list-item>
          <text:p text:style-name="P7"><text:span text:style-name="T3">TrishOutputDescribeMLR1-PCA.pdf</text:span><text:span text:style-name="T11"> -- Detailed description of reconstruction by multiple linear regression of predictand on principal components of screen single-site reconstructions (SSRs), one of the options for reconstruction in ReconAnalog. </text:span></text:p>
        </text:list-item>
        <text:list-item>
          <text:p text:style-name="P7"><text:span text:style-name="T3">TrishOutputDescribeSLR1.pdf</text:span><text:span text:style-name="T11"> -- Detailed description of simple linear regression (SLR) method, one of the options for reconstruction in ReconAnalog</text:span></text:p>
        </text:list-item>
        <text:list-item>
          <text:p text:style-name="P3"><text:span text:style-name="T4">Running_Instructions_ReconAnalog.pdf</text:span><text:span text:style-name="T13"> -- brief instructions for R user to duplicate the TRISH <text:s/>sample reconstruction described in section 4 of Prusevich et al. (submitted) standalone in RStudio on user's laptop.</text:span></text:p>
        </text:list-item>
        <text:list-item>
          <text:p text:style-name="P3"><text:span text:style-name="T4">Recon_init_explanation</text:span><text:span text:style-name="T3">.pdf</text:span><text:span text:style-name="T13"> -- line-by-line explanation of the json input settings in files Recon.int and its identical twin Recon_Katun.init.</text:span></text:p>
        </text:list-item>
        <text:list-item>
          <text:p text:style-name="P12"><text:span text:style-name="T4">readme</text:span><text:span text:style-name="T3">.txt</text:span><text:span text:style-name="T13"> -- this readme file</text:span></text:p>
        </text:list-item>
        <text:list-item>
          <text:p text:style-name="P10">ListFilesTRISH01.txt<text:span text:style-name="T15"> -- List of files, including their folders on Meko's laptop, used to populate the GitHub repository</text:span><text:span text:style-name="T16"> that you obtainted these file from</text:span><text:span text:style-name="T15">. <text:s/>You can ignore this file.</text:span></text:p>
        </text:list-item>
      </text:list>
      <text:p text:style-name="Standard"/>
      <text:p text:style-name="Standard"/>
      <text:p text:style-name="P11">References</text:p>
      <text:p text:style-name="P13"/>
      <text:p text:style-name="P13">Prusevich, A. A., Meko, D. M., Panyushkina, I. P., Shiklomanov, A. I., Lammers, R. B., Glidden, S., &amp; Thaxton, R. D. (submitted). TRISH: Tree-Ring Integrated System for Hydrology, a web-based tool for reconstruction. Environ. Model. Softw.. (Submitted 29 October 2024)</text:p>
      <text:p text:style-name="P13"/>
      <text:p text:style-name="P13">Meko, D. M., Biondi, F., Taylor, A. H., Panyushkina, I. P., Thaxton, R. D., Prusevich, A. A., . . . Glidden, S. (2024). Runoff variability in the Truckee-Carson River Basin from tree rings and a water balance model. Earth Interact.. (Early online version, 5 June 2024) doi: 10.1175/EI-D-23-0018.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0e1876" officeooo:paragraph-rsid="000e1876" style:font-style-asian="italic" style:font-style-complex="italic"/>
    </style:style>
    <style:style style:name="MP2" style:family="paragraph" style:parent-style-name="Footer">
      <style:text-properties officeooo:rsid="00190ac6" officeooo:paragraph-rsid="00190ac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readme.pdf</text:p>
      </style:header>
      <style:footer>
        <text:p text:style-name="MP2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5:50:51.629346773</meta:creation-date>
    <meta:editing-duration>P0D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68" meta:word-count="1286" meta:character-count="8713" meta:non-whitespace-character-count="7529"/>
  </office:meta>
</office:document-meta>
</file>